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5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2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 style:list-style-name="L11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1.11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6.251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6.518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38cm" fo:min-width="0cm" fo:padding-top="0.127cm" fo:padding-bottom="0.127cm" fo:padding-left="0.254cm" fo:padding-right="0.254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6.04cm" fo:min-width="0cm" fo:padding-top="0.13cm" fo:padding-bottom="0.13cm" fo:padding-left="0.25cm" fo:padding-right="0.25cm" fo:wrap-option="wrap" draw:shadow="hidden" draw:shadow-color="#000000"/>
    </style:style>
    <style:style style:name="pr7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6.127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-title">
      <style:graphic-properties fo:min-height="2.219cm"/>
    </style:style>
    <style:style style:name="pr9" style:family="presentation" style:parent-style-name="Default-outline1">
      <style:graphic-properties draw:stroke="none" draw:fill="none" draw:fill-color="#ff9900" draw:textarea-horizontal-align="justify" draw:textarea-vertical-align="top" draw:auto-grow-height="true" draw:auto-grow-width="false" fo:min-height="18.731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notes">
      <style:graphic-properties draw:fill-color="#ffffff" fo:min-height="11.634cm"/>
    </style:style>
    <style:style style:name="pr11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2.219cm" fo:min-width="0cm" fo:padding-top="0.13cm" fo:padding-bottom="0.13cm" fo:padding-left="0.25cm" fo:padding-right="0.25cm" fo:wrap-option="wrap" draw:shadow="hidden" draw:shadow-color="#000000"/>
    </style:style>
    <style:style style:name="pr12" style:family="presentation" style:parent-style-name="Default-title">
      <style:graphic-properties draw:fill-color="#ffffff" draw:auto-grow-height="true" fo:min-height="1.446cm"/>
    </style:style>
    <style:style style:name="pr13" style:family="presentation" style:parent-style-name="Default-outline1">
      <style:graphic-properties draw:fill-color="#ffffff" fo:min-height="17.145cm"/>
    </style:style>
    <style:style style:name="pr14" style:family="presentation" style:parent-style-name="Default-notes">
      <style:graphic-properties draw:fill-color="#ffffff" fo:min-height="11.599cm"/>
    </style:style>
    <style:style style:name="pr15" style:family="presentation" style:parent-style-name="Default-title">
      <style:graphic-properties draw:stroke="none" draw:fill="none" draw:fill-color="#ff9900" draw:textarea-horizontal-align="justify" draw:textarea-vertical-align="middle" draw:auto-grow-height="true" draw:auto-grow-width="false" fo:min-height="1.186cm" fo:min-width="0cm" fo:padding-top="0.13cm" fo:padding-bottom="0.13cm" fo:padding-left="0.25cm" fo:padding-right="0.25cm" fo:wrap-option="wrap" draw:shadow="hidden" draw:shadow-color="#000000"/>
    </style:style>
    <style:style style:name="pr16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388cm" fo:min-width="0cm" fo:padding-top="0.127cm" fo:padding-bottom="0.127cm" fo:padding-left="0.254cm" fo:padding-right="0.254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9900"/>
      <style:paragraph-properties style:writing-mode="lr-tb"/>
    </style:style>
    <style:style style:name="P3" style:family="paragraph">
      <style:paragraph-properties fo:margin-left="0.952cm" fo:margin-right="0cm" fo:margin-top="0.158cm" fo:margin-bottom="0cm" fo:line-height="90%" fo:text-indent="-0.952cm"/>
    </style:style>
    <style:style style:name="P4" style:family="paragraph">
      <style:paragraph-properties fo:margin-left="0cm" fo:margin-right="0cm" fo:margin-top="0.158cm" fo:margin-bottom="0cm" fo:line-height="90%" fo:text-indent="0cm"/>
    </style:style>
    <style:style style:name="P5" style:family="paragraph">
      <style:paragraph-properties fo:margin-left="2.063cm" fo:margin-right="0cm" fo:margin-top="0.158cm" fo:margin-bottom="0cm" fo:line-height="90%" fo:text-align="start" fo:text-indent="-0.793cm" style:punctuation-wrap="hanging" style:line-break="strict" style:writing-mode="lr-tb"/>
    </style:style>
    <style:style style:name="P6" style:family="paragraph">
      <loext:graphic-properties draw:fill="none" draw:fill-color="#ff9900"/>
      <style:paragraph-properties fo:margin-left="0cm" fo:margin-right="0cm" fo:margin-top="0.158cm" fo:margin-bottom="0cm" fo:line-height="90%" fo:text-indent="0cm" style:writing-mode="lr-tb"/>
      <style:text-properties fo:font-size="24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bbe0e3"/>
      <style:paragraph-properties fo:margin-left="0cm" fo:margin-right="0cm" fo:margin-top="0.158cm" fo:margin-bottom="0cm" fo:text-indent="0cm" style:writing-mode="lr-tb"/>
    </style:style>
    <style:style style:name="P10" style:family="paragraph">
      <style:paragraph-properties fo:margin-left="0cm" fo:margin-right="0cm" fo:margin-top="0.396cm" fo:margin-bottom="0cm" fo:line-height="90%" fo:text-indent="0cm"/>
    </style:style>
    <style:style style:name="P11" style:family="paragraph">
      <loext:graphic-properties draw:fill="none" draw:fill-color="#bbe0e3"/>
      <style:paragraph-properties style:writing-mode="lr-tb"/>
    </style:style>
    <style:style style:name="P12" style:family="paragraph">
      <style:paragraph-properties fo:margin-left="0.952cm" fo:margin-right="0cm" fo:margin-top="0.396cm" fo:margin-bottom="0cm" fo:line-height="90%" fo:text-indent="-0.952cm"/>
    </style:style>
    <style:style style:name="P13" style:family="paragraph">
      <loext:graphic-properties draw:fill="none" draw:fill-color="#bbe0e3"/>
      <style:paragraph-properties fo:margin-left="0cm" fo:margin-right="0cm" fo:margin-top="0.158cm" fo:margin-bottom="0cm" fo:text-indent="0cm" style:writing-mode="lr-tb"/>
      <style:text-properties fo:font-size="12pt"/>
    </style:style>
    <style:style style:name="P14" style:family="paragraph">
      <style:paragraph-properties fo:margin-left="0cm" fo:margin-right="0cm" fo:margin-top="0.33cm" fo:margin-bottom="0cm" fo:text-indent="0cm"/>
    </style:style>
    <style:style style:name="P15" style:family="paragraph">
      <style:paragraph-properties fo:margin-top="0.076cm" fo:margin-bottom="0cm"/>
    </style:style>
    <style:style style:name="P16" style:family="paragraph">
      <style:paragraph-properties fo:margin-top="0.33cm" fo:margin-bottom="0cm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loext:graphic-properties draw:fill="none" draw:fill-color="#ff9900"/>
      <style:paragraph-properties fo:margin-left="0.952cm" fo:margin-right="0cm" fo:margin-top="0.158cm" fo:margin-bottom="0cm" fo:line-height="90%" fo:text-indent="-0.952cm" style:writing-mode="lr-tb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loext:graphic-properties draw:fill="none" draw:fill-color="#ff9900"/>
      <style:paragraph-properties fo:margin-left="0cm" fo:margin-right="0cm" fo:text-indent="0cm" style:writing-mode="lr-tb"/>
    </style:style>
    <style:style style:name="P2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top="0.158cm" fo:margin-bottom="0cm"/>
    </style:style>
    <style:style style:name="P23" style:family="paragraph">
      <style:paragraph-properties fo:margin-left="1.605cm" fo:margin-right="0cm" fo:margin-top="0.052cm" fo:margin-bottom="0cm" fo:line-height="100%" fo:text-align="start" fo:text-indent="-0.657cm" style:punctuation-wrap="hanging" style:line-break="strict" style:writing-mode="lr-tb"/>
    </style:style>
    <style:style style:name="P24" style:family="paragraph">
      <style:paragraph-properties fo:margin-left="2.685cm" fo:margin-right="0cm" fo:margin-top="0.052cm" fo:margin-bottom="0cm" fo:line-height="100%" fo:text-align="start" fo:text-indent="-0.467cm" style:punctuation-wrap="hanging" style:line-break="strict" style:writing-mode="lr-tb"/>
    </style:style>
    <style:style style:name="P25" style:family="paragraph">
      <loext:graphic-properties draw:fill="none" draw:fill-color="#ff9900"/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style:paragraph-properties fo:margin-left="0.952cm" fo:margin-right="0cm" fo:text-indent="-0.952cm"/>
    </style:style>
    <style:style style:name="P28" style:family="paragraph">
      <style:paragraph-properties fo:margin-left="2.063cm" fo:margin-right="0cm" fo:margin-top="0.158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9" style:family="paragraph">
      <loext:graphic-properties draw:fill-color="#ffffff"/>
      <style:paragraph-properties fo:margin-left="0.952cm" fo:margin-right="0cm" fo:text-indent="-0.952cm"/>
    </style:style>
    <style:style style:name="P3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31" style:family="paragraph">
      <style:paragraph-properties fo:margin-left="0cm" fo:margin-right="0cm" fo:margin-top="0.158cm" fo:margin-bottom="0cm" fo:line-height="100%" fo:text-indent="0cm" style:writing-mode="lr-tb"/>
    </style:style>
    <style:style style:name="P32" style:family="paragraph">
      <loext:graphic-properties draw:fill="none" draw:fill-color="#ff9900"/>
      <style:paragraph-properties fo:margin-left="0cm" fo:margin-right="0cm" fo:margin-top="0.158cm" fo:margin-bottom="0cm" fo:line-height="100%" fo:text-indent="0cm" style:writing-mode="lr-tb"/>
      <style:text-properties fo:font-size="18pt" fo:font-weight="bold" style:font-size-asian="18pt" style:font-size-complex="18pt"/>
    </style:style>
    <style:style style:name="P33" style:family="paragraph">
      <loext:graphic-properties draw:fill="none" draw:fill-color="#ff9900"/>
      <style:paragraph-properties style:writing-mode="lr-tb" style:font-independent-line-spacing="true"/>
    </style:style>
    <style:style style:name="P34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T1" style:family="text">
      <style:text-properties fo:color="#ffff00"/>
    </style:style>
    <style:style style:name="T2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0000" style:font-name="Arial2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font-name="Arial2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2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color="#ffffff" style:text-line-through-style="none" style:text-line-through-typ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7" style:family="text">
      <style:text-properties fo:language="en" fo:country="US"/>
    </style:style>
    <style:style style:name="T8" style:family="text">
      <style:text-properties fo:color="#009999" fo:language="en" fo:country="US"/>
    </style:style>
    <style:style style:name="T9" style:family="text">
      <style:text-properties fo:color="#ff0000" fo:language="en" fo:country="US"/>
    </style:style>
    <style:style style:name="T10" style:family="text">
      <style:text-properties fo:font-size="12pt" fo:language="en" fo:country="US"/>
    </style:style>
    <style:style style:name="T11" style:family="text">
      <style:text-properties style:use-window-font-color="true" fo:language="en" fo:country="US"/>
    </style:style>
    <style:style style:name="T12" style:family="text">
      <style:text-properties style:use-window-font-color="true" fo:font-size="18pt" fo:language="en" fo:country="US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style:font-name="Arial2" fo:font-size="18pt" fo:language="en" fo:country="US" fo:font-weight="bold" style:font-size-asian="18pt" style:font-weight-asian="normal" style:font-size-complex="18pt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style:font-name="Arial2" fo:font-size="6pt" fo:language="en" fo:country="US" fo:font-weight="bold" style:font-size-asian="6pt" style:font-weight-asian="normal" style:font-size-complex="6pt" style:font-weight-complex="normal"/>
    </style:style>
    <style:style style:name="T17" style:family="text">
      <style:text-properties fo:color="#ffffff" style:text-line-through-style="none" style:text-line-through-type="none" style:text-position="0% 100%" style:font-name="Arial2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8" style:family="text">
      <style:text-properties fo:color="#ff0000" style:text-line-through-style="none" style:text-line-through-type="none" style:text-position="0% 100%" style:font-name="Arial2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9" style:family="text">
      <style:text-properties fo:color="#ffffff" style:text-line-through-style="none" style:text-line-through-type="none" style:text-position="0% 100%" style:font-name="Arial2" fo:font-size="6pt" fo:language="en" fo:country="US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 style:font-relief="none"/>
    </style:style>
    <style:style style:name="T20" style:family="text">
      <style:text-properties fo:color="#ffffff" style:text-outline="false" style:text-line-through-style="none" style:text-line-through-type="none" style:text-position="0% 100%" style:font-name="Arial2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 Unicode MS" style:font-size-asian="8pt" style:language-asian="zxx" style:country-asian="none" style:font-style-asian="normal" style:font-weight-asian="bold" style:font-name-complex="Tahoma" style:font-size-complex="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ff0000" style:text-line-through-style="none" style:text-line-through-type="none" style:text-position="0% 100%" style:font-name="Arial2" fo:font-size="8pt" fo:language="en" fo:country="US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font-relief="none"/>
    </style:style>
    <style:style style:name="T22" style:family="text">
      <style:text-properties fo:color="#ff0000" style:font-name="Arial2" fo:font-size="18pt" fo:language="en" fo:country="US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1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Arial1" fo:color="#ff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48cm" text:min-label-width="0.65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218cm" text:min-label-width="0.467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</office:automatic-styles>
  <office:body>
    <office:presentation>
      <draw:page draw:name="95-799 Linux Mini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37cm" svg:x="1.693cm" svg:y="0.374cm" presentation:class="title" presentation:user-transformed="true">
          <draw:text-box>
            <text:p text:style-name="P1">95-799 Linux &amp; Open Source Mini – <text:s/>Spring '16</text:p>
          </draw:text-box>
        </draw:frame>
        <draw:frame presentation:style-name="pr2" draw:text-style-name="P2" draw:layer="layout" svg:width="11.218cm" svg:height="16.511cm" svg:x="0.635cm" svg:y="2.117cm" presentation:class="outline" presentation:user-transformed="true">
          <draw:text-box>
            <text:p text:style-name="P3">Agenda:</text:p>
            <text:p text:style-name="P3"><text:span text:style-name="T1"/></text:p>
            <text:list text:style-name="L3">
              <text:list-item>
                <text:p text:style-name="P4">Introduction</text:p>
                <text:p text:style-name="P4"/>
              </text:list-item>
              <text:list-item>
                <text:p text:style-name="P4">Syllabus review</text:p>
              </text:list-item>
            </text:list>
            <text:list text:style-name="L4">
              <text:list-item>
                <text:list>
                  <text:list-item>
                    <text:p text:style-name="P4">Contact Information</text:p>
                  </text:list-item>
                  <text:list-item>
                    <text:p text:style-name="P4">Description</text:p>
                  </text:list-item>
                  <text:list-item>
                    <text:p text:style-name="P4">Prerequisites</text:p>
                  </text:list-item>
                  <text:list-item>
                    <text:p text:style-name="P4">Textbooks </text:p>
                  </text:list-item>
                  <text:list-item>
                    <text:p text:style-name="P4">Schedule</text:p>
                  </text:list-item>
                  <text:list-item>
                    <text:p text:style-name="P4">Assignments</text:p>
                  </text:list-item>
                  <text:list-item>
                    <text:p text:style-name="P4">Readings</text:p>
                  </text:list-item>
                  <text:list-item>
                    <text:p text:style-name="P4">Grading</text:p>
                  </text:list-item>
                  <text:list-item>
                    <text:p text:style-name="P4">Blackboard Site</text:p>
                    <text:p text:style-name="P4"/>
                  </text:list-item>
                </text:list>
              </text:list-item>
            </text:list>
            <text:list text:style-name="L2">
              <text:list-item>
                <text:p><text:span text:style-name="T2">Software – VirtualBox</text:span></text:p>
              </text:list-item>
              <text:list-item>
                <text:p><text:span text:style-name="T2">Lab 0 </text:span><text:line-break/></text:p>
              </text:list-item>
            </text:list>
            <text:p text:style-name="P3"/>
          </draw:text-box>
        </draw:frame>
        <draw:custom-shape draw:style-name="gr1" draw:text-style-name="P6" draw:layer="layout" svg:width="12.911cm" svg:height="15.24cm" svg:x="11.642cm" svg:y="2.54cm">
          <text:list text:style-name="L5">
            <text:list-header>
              <text:p text:style-name="P4"><text:span text:style-name="T2"/></text:p>
            </text:list-header>
            <text:list-item>
              <text:p text:style-name="P4"><text:span text:style-name="T2">What is Linux? </text:span></text:p>
            </text:list-item>
            <text:list-item>
              <text:p text:style-name="P4"><text:span text:style-name="T2">Why Open Source?</text:span></text:p>
            </text:list-item>
            <text:list-item>
              <text:p text:style-name="P4"><text:span text:style-name="T2">Linux History</text:span></text:p>
            </text:list-item>
          </text:list>
          <text:p text:style-name="P3"><text:span text:style-name="T2"/></text:p>
          <text:list text:continue-numbering="true" text:style-name="L5">
            <text:list-item>
              <text:p text:style-name="P4"><text:span text:style-name="T2">Revolution OS Video </text:span><text:span text:style-name="T2"><text:line-break/></text:span><text:span text:style-name="T3"><text:a xlink:href="https://www.youtube.com/watch?v=NbP6EhOeq3k" xlink:type="simple">History</text:a></text:span><text:span text:style-name="T4">,</text:span><text:span text:style-name="T3"> </text:span><text:span text:style-name="T3"><text:a xlink:href="https://www.youtube.com/watch?v=cqNMmBoJ1iM" xlink:type="simple">GNU &amp; Linux</text:a></text:span></text:p>
              <text:p text:style-name="P4"><text:span text:style-name="T5"/></text:p>
            </text:list-item>
          </text:list>
          <text:p text:style-name="P5"><text:span text:style-name="T6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10.583cm" svg:y1="2.54cm" svg:x2="10.583cm" svg:y2="17.78cm">
          <text:p/>
        </draw:lin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1"/>
          <draw:frame presentation:style-name="pr3" draw:text-style-name="P9" draw:layer="layout" svg:width="15.592cm" svg:height="16.772cm" svg:x="1.954cm" svg:y="12.28cm" presentation:class="notes" presentation:user-transformed="true">
            <draw:text-box>
              <text:p text:style-name="P8"><text:span text:style-name="T7">Todo:</text:span></text:p>
              <text:p text:style-name="P8"><text:span text:style-name="T7">TED open source radio hour </text:span><text:span text:style-name="T7"><text:a xlink:href="http://www.npr.org/programs/ted-radio-hour/449179937/open-source-world" xlink:type="simple">http://www.npr.org/programs/ted-radio-hour/449179937/open-source-world</text:a></text:span></text:p>
              <text:p text:style-name="P8"><text:span text:style-name="T7">Security Onion pre-configured snort</text:span></text:p>
              <text:p text:style-name="P8"><text:span text:style-name="T8">Cron, logs</text:span></text:p>
              <text:p text:style-name="P8"><text:span text:style-name="T8">Cloud stuff </text:span></text:p>
              <text:p text:style-name="P8"><text:span text:style-name="T8">..AWS Educate free credits for students – cloud lab?</text:span></text:p>
              <text:p text:style-name="P8"><text:span text:style-name="T8">..set up amazon free server for demo</text:span></text:p>
              <text:p text:style-name="P8"><text:span text:style-name="T8">Add OSS/closed competition slide</text:span></text:p>
              <text:p text:style-name="P8"><text:span text:style-name="T8">Bad for old business models (railroads)</text:span></text:p>
              <text:p text:style-name="P8"><text:span text:style-name="T8">Closed can win on quality</text:span></text:p>
              <text:p text:style-name="P8"><text:span text:style-name="T8">http://www.kalzumeus.com/2009/03/07/how-to-successfully-compete-with-open-source-software/</text:span></text:p>
              <text:p text:style-name="P8"><text:span text:style-name="T8">Reasons to convert</text:span></text:p>
              <text:p text:style-name="P8"><text:span text:style-name="T8">http://www.linfo.org/reasons_to_convert.html</text:span></text:p>
              <text:p text:style-name="P8"><text:span text:style-name="T7">Ways to make money </text:span><text:span text:style-name="T7"><text:a xlink:href="http://www.follars.com/" xlink:type="simple">http://www.follars.com/</text:a></text:span></text:p>
              <text:p text:style-name="P8"><text:span text:style-name="T7"><text:tab/></text:span><text:span text:style-name="T7">http://www.extropia.com/tutorials/misc/opensourcebiz.html</text:span></text:p>
              <text:p text:style-name="P8"><text:span text:style-name="T7">Newer OSS net/sys mgt – hyperic, groundworks, etc...</text:span></text:p>
              <text:p text:style-name="P8"><text:span text:style-name="T7">2015-09-09: added slide for Distinction between “Open Source” and “Free Software” </text:span></text:p>
              <text:p text:style-name="P8"><text:span text:style-name="T7">2015-01-13: added history &amp; GNU/linux relationship video clipset links; moved virtualbox to its own bullet</text:span></text:p>
              <text:p text:style-name="P8"><text:span text:style-name="T7">2010-08-23: added virtualbox guest additions slide. Moved tutorial &amp; quick reference slides to lecture 2.</text:span></text:p>
              <text:p text:style-name="P8"><text:span text:style-name="T7">2010-03-15: changed software to VirtualBox</text:span></text:p>
              <text:p text:style-name="P8"><text:span text:style-name="T7">2009-08-25: deleted graphical effects slide for now</text:span></text:p>
              <text:p text:style-name="P8"><text:span text:style-name="T7">2009-08-22: added Open Source Developers slide</text:span></text:p>
              <text:p text:style-name="P8"><text:span text:style-name="T7">2009-01-12: deleted “why open source, open vs proprietary” slide altogether</text:span></text:p>
            </draw:text-box>
          </draw:frame>
        </presentation:notes>
      </draw:page>
      <draw:page draw:name="Understanding and using VirtualBox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37cm" svg:x="1.693cm" svg:y="0.374cm" presentation:class="title" presentation:user-transformed="true">
          <draw:text-box>
            <text:p text:style-name="P1"><text:span text:style-name="T7">Understanding and using VirtualBox</text:span></text:p>
          </draw:text-box>
        </draw:frame>
        <draw:frame presentation:style-name="pr4" draw:text-style-name="P2" draw:layer="layout" svg:width="24.342cm" svg:height="14.395cm" svg:x="0.635cm" svg:y="2.328cm" presentation:class="outline" presentation:user-transformed="true">
          <draw:text-box>
            <text:list text:style-name="L2">
              <text:list-item>
                <text:p text:style-name="P10"><text:span text:style-name="T7">VirtualBox is a program that emulates an entire computer. </text:span></text:p>
              </text:list-item>
              <text:list-item>
                <text:p text:style-name="P10"><text:span text:style-name="T7">Within VirtualBox you can install a whole new operating system (other version of Windows, Linux, Solaris, etc) without disturbing your host OS.</text:span></text:p>
              </text:list-item>
              <text:list-item>
                <text:p text:style-name="P10"><text:span text:style-name="T7">The guest operating system has no idea it’s running on a virtual computer.</text:span></text:p>
              </text:list-item>
              <text:list-item>
                <text:p text:style-name="P10"><text:span text:style-name="T7">Each “virtual machine” within VirtualBox has its own virtual disks, but can access real peripherals (CD/DVD, USB, network, etc).</text:span></text:p>
              </text:list-item>
              <text:list-item>
                <text:p text:style-name="P10"><text:span text:style-name="T7">Virtual machines can be set to restart from the same configuration each time – great for testing &amp; development.</text:span></text:p>
              </text:list-item>
              <text:list-item>
                <text:p text:style-name="P10"><text:span text:style-name="T7">More than one virtual machine can be active at once – build a multi-node distributed environment on a single PC. </text:span></text:p>
              </text:list-item>
              <text:list-item>
                <text:p text:style-name="P10"><text:span text:style-name="T7">Slower than running natively due to overhead.</text:span></text:p>
              </text:list-item>
              <text:list-item>
                <text:p text:style-name="P10"><text:span text:style-name="T7">Limited by available memory and disk space.</text:span></text:p>
              </text:list-item>
              <text:list-item>
                <text:p text:style-name="P10"><text:span text:style-name="T7">We will use VirtualBox Workstation to host multiple versions of Linux, and to avoid the hassle and risk of repartitioning your laptops.</text:span></text:p>
              </text:list-item>
            </text:list>
            <text:list text:style-name="L8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2"/>
          <draw:frame presentation:style-name="pr5" draw:text-style-name="P11" draw:layer="layout" svg:width="15.592cm" svg:height="11.634cm" svg:x="1.954cm" svg:y="12.28cm" presentation:class="notes" presentation:user-transformed="true">
            <draw:text-box>
              <text:p text:style-name="P8"><text:span text:style-name="T7">3/15/10 switched to VirtualBox</text:span></text:p>
              <text:p text:style-name="P8"><text:span text:style-name="T7">8/28/06 added VMWare server &amp; player links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37cm" svg:x="1.693cm" svg:y="0.374cm" presentation:class="title" presentation:user-transformed="true">
          <draw:text-box>
            <text:p text:style-name="P1">What is Linux?</text:p>
          </draw:text-box>
        </draw:frame>
        <draw:frame presentation:style-name="pr6" draw:text-style-name="P2" draw:layer="layout" svg:width="24.342cm" svg:height="16.3cm" svg:x="0.635cm" svg:y="2.327cm" presentation:class="outline" presentation:user-transformed="true">
          <draw:text-box>
            <text:list text:style-name="L2">
              <text:list-item>
                <text:p text:style-name="P10"><text:span text:style-name="T7">A free(*) Unix-like operating system originally written for Intel x86 PCs, now available on dozens of hardware platforms.</text:span></text:p>
              </text:list-item>
              <text:list-item>
                <text:p text:style-name="P10"><text:span text:style-name="T7">A core OS kernel, coupled with many additional components from other sources to make a whole system.</text:span></text:p>
              </text:list-item>
              <text:list-item>
                <text:p text:style-name="P10"><text:span text:style-name="T7">A “Distribution” is a packaged combination of kernel + everything else.</text:span></text:p>
              </text:list-item>
              <text:list-item>
                <text:p text:style-name="P10"><text:span text:style-name="T7">Hundreds of different </text:span><text:span text:style-name="T7"><text:a xlink:href="http://en.wikipedia.org/wiki/Linux_distribution" xlink:type="simple">distributions</text:a></text:span><text:span text:style-name="T7"> – there is no one “Linux”. </text:span><text:span text:style-name="T7"><text:line-break/></text:span><text:span text:style-name="T7">This class will use RedHat &amp; Ubuntu.</text:span></text:p>
              </text:list-item>
              <text:list-item>
                <text:p text:style-name="P10"><text:span text:style-name="T7">Arguably the best known “Open Source” project.</text:span></text:p>
              </text:list-item>
              <text:list-item>
                <text:p text:style-name="P10"><text:span text:style-name="T7">The focus of a widespread movement to provide alternatives to Microsoft.</text:span></text:p>
              </text:list-item>
              <text:list-item>
                <text:p text:style-name="P10"><text:span text:style-name="T7">Arguably, a </text:span><text:span text:style-name="T9"><text:a xlink:href="http://www.whylinuxisbetter.net/" xlink:type="simple">better</text:a></text:span><text:span text:style-name="T7"> desktop computing environment.</text:span></text:p>
              </text:list-item>
            </text:list>
            <text:p text:style-name="P12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(*) Free as in “free speech”, also free as in “free beer”. See </text:span><text:span text:style-name="T9"><text:a xlink:href="http://www.fsf.org/philosophy/free-sw.html" xlink:type="simple">fsf.org</text:a></text:span><text:span text:style-name="T7">. Some people use </text:span><text:span text:style-name="T7"><text:a xlink:href="http://en.wikipedia.org/wiki/Gratis_versus_libre" xlink:type="simple">“gratis” and “libre”</text:a></text:span><text:span text:style-name="T7"> to differentiate these two meanings.</text:span></text:p>
          </draw:text-box>
        </draw:fram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3"/>
          <draw:frame presentation:style-name="pr5" draw:text-style-name="P13" draw:layer="layout" svg:width="15.592cm" svg:height="11.634cm" svg:x="1.954cm" svg:y="12.28cm" presentation:class="notes" presentation:user-transformed="true">
            <draw:text-box>
              <text:p text:style-name="P8"><text:span text:style-name="T7">2015-01-14: moved distrowatch, wikipedia, comparison links to lecture 3 (distros)</text:span></text:p>
              <text:p text:style-name="P8"><text:span text:style-name="T10">2014-08-27: added gratis/libre link</text:span></text:p>
              <text:p text:style-name="P8"><text:span text:style-name="T10">2009-01-12: added link to whylinuxisbetter.net</text:span></text:p>
              <text:p text:style-name="P8"><text:span text:style-name="T10">2007-01-16: added link to wikipedia comparison table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37cm" svg:x="1.693cm" svg:y="0.374cm" presentation:class="title" presentation:user-transformed="true">
          <draw:text-box>
            <text:p text:style-name="P1">Linux History</text:p>
          </draw:text-box>
        </draw:frame>
        <draw:frame presentation:style-name="pr7" draw:text-style-name="P2" draw:layer="layout" svg:width="24.342cm" svg:height="16.387cm" svg:x="0.635cm" svg:y="2.028cm" presentation:class="outline" presentation:user-transformed="true">
          <draw:text-box>
            <text:list text:style-name="L2">
              <text:list-item>
                <text:p text:style-name="P14"><text:span text:style-name="T7">Created in 1991 by Linus Torvalds in Finland (</text:span><text:span text:style-name="T9"><text:a xlink:href="http://lwn.net/2001/0823/a/lt-announcement.php3" xlink:type="simple">original announcement</text:a></text:span><text:span text:style-name="T7">).</text:span></text:p>
              </text:list-item>
              <text:list-item>
                <text:p text:style-name="P14"><text:span text:style-name="T7">At the time there were academic versions of Unix and expensive commerical ones, but nothing suitable for home/hobby use on cheap Intel 386 PCs.</text:span></text:p>
              </text:list-item>
              <text:list-item>
                <text:p text:style-name="P14"><text:span text:style-name="T7">Unix has a long and convoluted history (</text:span><text:span text:style-name="T9"><text:a xlink:href="http://www.unix.org/what_is_unix/history_timeline.html" xlink:type="simple">unix.org</text:a></text:span><text:span text:style-name="T11">,</text:span><text:span text:style-name="T9"> </text:span><text:span text:style-name="T12">books [</text:span><text:span text:style-name="T9"><text:a xlink:href="http://www.faqs.org/docs/artu/ch02s01.html" xlink:type="simple">1</text:a></text:span><text:span text:style-name="T7">, </text:span><text:span text:style-name="T7"><text:a xlink:href="http://www.oreilly.com/openbook/opensources/book/index.html" xlink:type="simple">2</text:a></text:span><text:span text:style-name="T7">, </text:span><text:span text:style-name="T7"><text:a xlink:href="http://twobits.net/about/index.html" xlink:type="simple">3</text:a></text:span><text:span text:style-name="T7">], </text:span><text:span text:style-name="T9"><text:a xlink:href="http://www.levenez.com/unix/" xlink:type="simple">big chart</text:a></text:span><text:span text:style-name="T7">).</text:span></text:p>
              </text:list-item>
              <text:list-item>
                <text:p text:style-name="P14"><text:span text:style-name="T7">Linux grew rapidly due to open source model, cheap PCs, the rise of <text:s/>Internet access for collaboration, and availability of additional components.</text:span></text:p>
              </text:list-item>
              <text:list-item>
                <text:p text:style-name="P14"><text:span text:style-name="T7">Nicely complements the GNU Project (</text:span><text:span text:style-name="T9"><text:a xlink:href="http://gnu.org/" xlink:type="simple">gnu.org</text:a></text:span><text:span text:style-name="T7">), which had written most of a Unix-like operating system except the kernel.</text:span></text:p>
              </text:list-item>
              <text:list-item>
                <text:p text:style-name="P14"><text:span text:style-name="T7">Early distributions were non-commercial. Red Hat was first big $$ success.</text:span></text:p>
              </text:list-item>
              <text:list-item>
                <text:p text:style-name="P14"><text:span text:style-name="T7">Now Linux runs on almost all major computer types as well as wireless access points, cameras, DVD players, industrial machinery, and other embedded systems.</text:span></text:p>
              </text:list-item>
              <text:list-item>
                <text:p text:style-name="P14"><text:span text:style-name="T7">Estimated </text:span><text:span text:style-name="T7"><text:a xlink:href="http://en.wikipedia.org/wiki/Usage_share_of_operating_systems#Market_share_by_category" xlink:type="simple">market share</text:a></text:span><text:span text:style-name="T7">: </text:span></text:p>
                <text:list>
                  <text:list-item>
                    <text:p text:style-name="P15"><text:span text:style-name="T7">30% of servers (varies hugely by industry)</text:span></text:p>
                  </text:list-item>
                  <text:list-item>
                    <text:p text:style-name="P15"><text:span text:style-name="T7">1-2% of desktops </text:span></text:p>
                  </text:list-item>
                </text:list>
              </text:list-item>
              <text:list-item>
                <text:p text:style-name="P16"><text:span text:style-name="T7">Actual installed base is likely higher but hard to calculate. Varies by market.</text:span></text:p>
              </text:list-item>
            </text:list>
            <text:p text:style-name="P17"><text:span text:style-name="T7"/></text:p>
          </draw:text-box>
        </draw:fram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4"/>
          <draw:frame presentation:style-name="pr5" draw:text-style-name="P13" draw:layer="layout" svg:width="15.592cm" svg:height="11.634cm" svg:x="1.954cm" svg:y="12.28cm" presentation:class="notes" presentation:user-transformed="true">
            <draw:text-box>
              <text:p text:style-name="P8"><text:span text:style-name="T13">2015-09-09: added two new books about Linux/FOSS history.</text:span></text:p>
              <text:p text:style-name="P8"><text:span text:style-name="T13">2015-01-14: removed “gnu/linux”</text:span></text:p>
              <text:p text:style-name="P8"><text:span text:style-name="T13">2014-08-27: added market share link to wikipedia.; changes server%.</text:span></text:p>
              <text:p text:style-name="P8"><text:span text:style-name="T13">2011-08-30: removed audio clip of linux pronounciation; </text:span></text:p>
              <text:p text:style-name="P8"><text:span text:style-name="T13"><text:s text:c="2"/></text:span><text:span text:style-name="T13">Replaced bell-labs.com history with ESR's Art of Unix</text:span></text:p>
              <text:p text:style-name="P8"><text:span text:style-name="T13">2010-03-15: updated market share #'s to 10-15% &amp; 1-2%. <text:s/></text:span><text:span text:style-name="T13"><text:a xlink:href="http://www.linux-watch.com/news/NS5369154346.html" xlink:type="simple">http://www.linux-watch.com/news/NS5369154346.html</text:a></text:span><text:span text:style-name="T13">. </text:span><text:span text:style-name="T13"><text:line-break/></text:span><text:span text:style-name="T13"> removed #2 in licenses shipped.</text:span></text:p>
              <text:p text:style-name="P8"><text:span text:style-name="T13">2007-03-27: added link to market share numbers from 2005</text:span></text:p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8" draw:layer="layout" svg:width="23.072cm" svg:height="2.219cm" svg:x="1.058cm" svg:y="0cm" presentation:class="title" presentation:user-transformed="true">
          <draw:text-box>
            <text:p>Distinction between “Open Source” and “Free Software” </text:p>
          </draw:text-box>
        </draw:frame>
        <draw:frame presentation:style-name="pr9" draw:text-style-name="P18" draw:layer="layout" svg:width="24.13cm" svg:height="18.991cm" svg:x="0.635cm" svg:y="2.5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Most Open Source software is also Free Software, </text:span><text:span text:style-name="T14"><text:line-break/></text:span><text:span text:style-name="T14">but the philosophy is different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15"/></text:p>
              </text:list-header>
            </text:list>
            <text:list text:style-name="L2">
              <text:list-item>
                <text:list>
                  <text:list-item>
                    <text:p><text:span text:style-name="T14">GNU Project </text:span><text:span text:style-name="T14"><text:a xlink:href="http://www.gnu.org/philosophy/open-source-misses-the-point.html" xlink:type="simple">explanation</text:a></text:span></text:p>
                    <text:list>
                      <text:list-item>
                        <text:p><text:span text:style-name="T14">Open source is a development methodology</text:span></text:p>
                      </text:list-item>
                      <text:list-item>
                        <text:p><text:span text:style-name="T14">free software is a social movement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4">C2.com </text:span><text:span text:style-name="T14"><text:a xlink:href="http://c2.com/cgi/wiki?FreeSoftwareVsOpenSource" xlink:type="simple">explanation</text:a></text:span></text:p>
                    <text:list>
                      <text:list-item>
                        <text:p><text:span text:style-name="T14">Using/providing Open Source Software is beneficial to you and your business</text:span></text:p>
                      </text:list-item>
                      <text:list-item>
                        <text:p><text:span text:style-name="T14">Using/providing Free Software is the ethically &amp; morally right way for society</text:span></text:p>
                      </text:list-item>
                    </text:list>
                    <text:p><text:span text:style-name="T16"/></text:p>
                  </text:list-item>
                  <text:list-item>
                    <text:p><text:span text:style-name="T14">Terminology:</text:span></text:p>
                    <text:list>
                      <text:list-item>
                        <text:p><text:span text:style-name="T14">FOSS – Free and Open Source Software</text:span></text:p>
                      </text:list-item>
                      <text:list-item>
                        <text:p><text:span text:style-name="T14">FLOSS – Free, Libre, <text:s/>and Open Source Software</text:span></text:p>
                        <text:p><text:span text:style-name="T14"/></text:p>
                      </text:list-item>
                    </text:list>
                  </text:list-item>
                  <text:list-item>
                    <text:p><text:span text:style-name="T14">Other explanations: </text:span><text:span text:style-name="T14"><text:a xlink:href="http://askubuntu.com/questions/78958/is-there-a-difference-between-free-software-and-open-source-software" xlink:type="simple">AskUbuntu</text:a></text:span><text:span text:style-name="T14">, </text:span><text:span text:style-name="T14"><text:a xlink:href="https://en.wikipedia.org/wiki/Open-source_software#Free_software" xlink:type="simple">Wikipedia</text:a></text:span></text:p>
                    <text:p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"><text:line-break/></text:p>
                  </text:list-header>
                </text:list>
              </text:list-item>
            </text:list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3" draw:layer="layout" svg:width="12.93cm" svg:height="9.698cm" svg:x="3.285cm" svg:y="1.935cm" draw:page-number="5" presentation:class="page"/>
          <draw:frame presentation:style-name="pr10" draw:text-style-name="P19" draw:layer="layout" svg:width="15.592cm" svg:height="11.634cm" svg:x="1.954cm" svg:y="12.28cm" presentation:class="notes" presentation:placeholder="true">
            <draw:text-box/>
          </draw:frame>
        </presentation:notes>
      </draw:page>
      <draw:page draw:name="Understanding Open Source" draw:style-name="dp1" draw:master-page-name="Default" presentation:presentation-page-layout-name="AL2T19">
        <office:forms form:automatic-focus="false" form:apply-design-mode="false"/>
        <draw:frame presentation:style-name="pr11" draw:text-style-name="P20" draw:layer="layout" svg:width="21.59cm" svg:height="2.479cm" svg:x="1.693cm" svg:y="-0.18cm" presentation:class="title" presentation:user-transformed="true">
          <draw:text-box>
            <text:p text:style-name="P1">Understanding Open Source</text:p>
          </draw:text-box>
        </draw:frame>
        <draw:custom-shape draw:style-name="gr4" draw:text-style-name="P25" draw:layer="layout" svg:width="25.188cm" svg:height="14.375cm" svg:x="-0.423cm" svg:y="2.197cm">
          <text:list text:style-name="L9">
            <text:list-item>
              <text:list>
                <text:list-item>
                  <text:p text:style-name="P21"><text:span text:style-name="T17">Users motivated by flexibility, features, and cost</text:span></text:p>
                </text:list-item>
                <text:list-item>
                  <text:p text:style-name="P21"><text:span text:style-name="T17">Has political, social, and economic overtones</text:span></text:p>
                </text:list-item>
                <text:list-item>
                  <text:p text:style-name="P22"><text:span text:style-name="T17">Open Source </text:span><text:span text:style-name="T17"><text:a xlink:href="http://opensource.org/osd-annotated" xlink:type="simple">Definition</text:a></text:span><text:span text:style-name="T18"> </text:span><text:span text:style-name="T5">at </text:span><text:span text:style-name="T18"><text:a xlink:href="http://www.opensource.org/" xlink:type="simple">www.opensource.org</text:a></text:span></text:p>
                </text:list-item>
                <text:list-item>
                  <text:p text:style-name="P21"><text:span text:style-name="T17">Broad coverage in </text:span><text:span text:style-name="T17"><text:a xlink:href="http://en.wikipedia.org/wiki/Portal:Free_software" xlink:type="simple">Wikipedia</text:a></text:span><text:span text:style-name="T18"><text:a xlink:href="http://en.wikipedia.org/wiki/Portal:Free_software" xlink:type="simple"> Portal</text:a></text:span><text:span text:style-name="T18"> </text:span><text:span text:style-name="T17"><text:s/></text:span></text:p>
                </text:list-item>
              </text:list>
            </text:list-item>
          </text:list>
          <text:p text:style-name="P23"><text:span text:style-name="T19"/></text:p>
          <text:p text:style-name="P23"><text:span text:style-name="T19"/></text:p>
          <text:list text:continue-numbering="true" text:style-name="L9">
            <text:list-item>
              <text:list>
                <text:list-item>
                  <text:p text:style-name="P21"><text:span text:style-name="T17">Basic requirements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1"><text:span text:style-name="T17">Source code freely available</text:span></text:p>
                    </text:list-item>
                    <text:list-item>
                      <text:p text:style-name="P21"><text:span text:style-name="T17">Modifiable</text:span></text:p>
                    </text:list-item>
                    <text:list-item>
                      <text:p text:style-name="P21"><text:span text:style-name="T17">Freely redistributable</text:span></text:p>
                    </text:list-item>
                  </text:list>
                </text:list-item>
              </text:list>
            </text:list-item>
          </text:list>
          <text:p text:style-name="P23"><text:span text:style-name="T19"/></text:p>
          <text:p text:style-name="P23"><text:span text:style-name="T19"/></text:p>
          <text:list text:style-name="L9">
            <text:list-item>
              <text:list>
                <text:list-item>
                  <text:p text:style-name="P21"><text:span text:style-name="T17">Lower costs come from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1"><text:span text:style-name="T17">No software licensing fees</text:span></text:p>
                    </text:list-item>
                    <text:list-item>
                      <text:p text:style-name="P21"><text:span text:style-name="T17">Reduced support costs</text:span></text:p>
                    </text:list-item>
                    <text:list-item>
                      <text:p text:style-name="P21"><text:span text:style-name="T17">Reduced hardware upgrades - </text:span><text:span text:style-name="T17"><text:a xlink:href="http://www.tecmint.com/linux-distributions-for-old-computers/" xlink:type="simple">usable</text:a></text:span><text:span text:style-name="T18"> </text:span><text:span text:style-name="T17">on otherwise obsolete computers</text:span></text:p>
                    </text:list-item>
                  </text:list>
                </text:list-item>
              </text:list>
            </text:list-item>
          </text:list>
          <text:p text:style-name="P24"><text:span text:style-name="T19"/></text:p>
          <text:p text:style-name="P24"><text:span text:style-name="T19"/></text:p>
          <text:list text:style-name="L9">
            <text:list-item>
              <text:list>
                <text:list-item>
                  <text:p text:style-name="P21"><text:span text:style-name="T17">Negatives: Unfamiliar to many; sometimes unpolished; </text:span></text:p>
                </text:list-item>
                <text:list-item>
                  <text:p text:style-name="P21"><text:span text:style-name="T17">Fewer support personnel and materials availabl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6"/>
          <draw:frame presentation:style-name="pr5" draw:text-style-name="P11" draw:layer="layout" svg:width="15.592cm" svg:height="11.634cm" svg:x="1.954cm" svg:y="12.28cm" presentation:class="notes" presentation:user-transformed="true">
            <draw:text-box>
              <text:p text:style-name="P8"><text:span text:style-name="T7">2016-01-13: added open source definition direct link</text:span></text:p>
              <text:p text:style-name="P8"><text:span text:style-name="T7">2015-08-30: changed old hw link</text:span></text:p>
              <text:p text:style-name="P8"><text:span text:style-name="T7">2015-04-16: removed reliability from user motivation</text:span></text:p>
              <text:p text:style-name="P8"><text:span text:style-name="T7">2009-08-24: moved programmer topic to new slide</text:span></text:p>
              <text:p text:style-name="P8"><text:span text:style-name="T7">2009-03-17: updated “usable on old hardware” link</text:span></text:p>
              <text:p text:style-name="P8"><text:span text:style-name="T7">2008-05-06: added wikipedia FOSS portal</text:span></text:p>
              <text:p text:style-name="P8"><text:span text:style-name="T7">2007-07-10: removed opensource.org FAQ &amp; Advocacy links</text:span></text:p>
              <text:p text:style-name="P8"><text:span text:style-name="T7">2007-01-16: added opensource.org FAQ &amp; advocacy links</text:span></text:p>
              <text:p text:style-name="P8"><text:span text:style-name="T7">http://linux.sys-con.com/read/173453_p.htm – hiring OSS programmers is safer because you know what they can do.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26" draw:layer="layout" svg:width="21.59cm" svg:height="1.446cm" svg:x="1.693cm" svg:y="0.336cm" presentation:class="title">
          <draw:text-box>
            <text:p text:style-name="P1">Open Source Development – Who Writes This Stuff?</text:p>
          </draw:text-box>
        </draw:frame>
        <draw:frame presentation:style-name="pr13" draw:text-style-name="P29" draw:layer="layout" svg:width="24.342cm" svg:height="17.145cm" svg:x="0.423cm" svg:y="1.905cm" presentation:class="outline" presentation:user-transformed="true">
          <draw:text-box>
            <text:p text:style-name="P27">Three main groups of developers:</text:p>
            <text:p text:style-name="P27"><text:span text:style-name="T15"/></text:p>
            <text:list text:style-name="L2">
              <text:list-item>
                <text:p><text:span text:style-name="T17">Paid corporate staff</text:span></text:p>
                <text:list>
                  <text:list-item>
                    <text:p><text:span text:style-name="T17">90% of all software development is not for sale but for internal organizational use</text:span></text:p>
                  </text:list-item>
                  <text:list-item>
                    <text:p><text:span text:style-name="T17">Faster/cheaper to leverage OSS than building/buying infrastructure</text:span></text:p>
                  </text:list-item>
                </text:list>
              </text:list-item>
            </text:list>
            <text:p text:style-name="P28"><text:span text:style-name="T20"/></text:p>
            <text:list text:continue-numbering="true" text:style-name="L2">
              <text:list-item>
                <text:p><text:span text:style-name="T17">Classic unpaid contributors. <text:s/>Hobbyists, academics, students, etc.</text:span></text:p>
                <text:list>
                  <text:list-item>
                    <text:p><text:span text:style-name="T17">“</text:span><text:span text:style-name="T17">Scratching an itch” - building a tool they need/want for themselves.</text:span></text:p>
                  </text:list-item>
                  <text:list-item>
                    <text:p><text:span text:style-name="T17">Motivated by non-economic rewards like personal satisfaction, learning, and peer recognition. </text:span></text:p>
                  </text:list-item>
                  <text:list-item>
                    <text:p><text:span text:style-name="T18"><text:a xlink:href="http://david.heinemeierhansson.com/arc/000505.html" xlink:type="simple">resume boosts</text:a></text:span></text:p>
                  </text:list-item>
                </text:list>
              </text:list-item>
            </text:list>
            <text:list text:style-name="L9">
              <text:list-header>
                <text:p><text:span text:style-name="T21"/></text:p>
              </text:list-header>
            </text:list>
            <text:list text:style-name="L2">
              <text:list-item>
                <text:p>Paid developers at Open Source related companies</text:p>
                <text:list>
                  <text:list-item>
                    <text:p>Distribution vendors – RedHat, Canonical, SuSE</text:p>
                  </text:list-item>
                  <text:list-item>
                    <text:p>Service vendors – IBM ($1 billion+ annually)</text:p>
                  </text:list-item>
                  <text:list-item>
                    <text:p>App vendors – Oracle (Java, MySQL), SugarCRM, B.I. (Talend, Pentaho)...</text:p>
                  </text:list-item>
                  <text:list-item>
                    <text:p>Infrastructure vendors – Google, Amazon, Rackspace</text:p>
                  </text:list-item>
                  <text:list-item>
                    <text:p>Hardware vendors (Samsung, Intel, IBM, TI, Broadcom)</text:p>
                  </text:list-item>
                  <text:list-item>
                    <text:p><text:span text:style-name="T18"><text:a xlink:href="http://linuxclass.heinz.cmu.edu/doc/lf_pub_whowriteslinux2015.pdf#page=11" xlink:type="simple">80%+</text:a></text:span><text:span text:style-name="T18"> </text:span><text:span text:style-name="T17">of kernel development work is pai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93cm" svg:height="9.698cm" svg:x="3.285cm" svg:y="1.935cm" draw:page-number="7" presentation:class="page"/>
          <draw:frame presentation:style-name="pr14" draw:text-style-name="P30" draw:layer="layout" svg:width="15.592cm" svg:height="11.599cm" svg:x="1.905cm" svg:y="12.531cm" presentation:class="notes" presentation:user-transformed="true">
            <draw:text-box>
              <text:p><text:span text:style-name="T13">2015-03-17: updated kernel report link</text:span></text:p>
              <text:p><text:span text:style-name="T13">2015-01-14: moved paid kernel dev to bottom, added link to kernel report</text:span></text:p>
              <text:p><text:span text:style-name="T13">2014-03-17: added kernel development paid; updated resume boosts link</text:span></text:p>
              <text:p><text:span text:style-name="T13">2013-09-14: added infrastructure vendors</text:span></text:p>
              <text:p><text:span text:style-name="T13">2011-08-30: Changed Resume Boosts link to cached version on my server</text:span></text:p>
              <text:p><text:span text:style-name="T13">2010-08-23: updated “Paid Developers” for Oracle/Sun. Added SugarCRM, BI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1.37cm" svg:x="1.693cm" svg:y="0.374cm" presentation:class="title" presentation:user-transformed="true">
          <draw:text-box>
            <text:p text:style-name="P1">Prominent Open Source Packages</text:p>
          </draw:text-box>
        </draw:frame>
        <draw:custom-shape draw:style-name="gr5" draw:text-style-name="P32" draw:layer="layout" svg:width="24.342cm" svg:height="10.583cm" svg:x="0cm" svg:y="2.752cm">
          <text:list text:style-name="L11">
            <text:list-item>
              <text:list>
                <text:list-item>
                  <text:p text:style-name="P31"><text:span text:style-name="T14">Linux – Powerful Unix based operating system</text:span></text:p>
                </text:list-item>
                <text:list-item>
                  <text:p text:style-name="P31"><text:span text:style-name="T14">Apache – Web server run by </text:span><text:span text:style-name="T22"><text:a xlink:href="http://news.netcraft.com/archives/2016/02/22/february-2016-web-server-survey.html#graph03_201602_00" xlink:type="simple">about 50%</text:a></text:span><text:span text:style-name="T14"> of active sites (Microsoft 11%)</text:span></text:p>
                </text:list-item>
                <text:list-item>
                  <text:p text:style-name="P31"><text:span text:style-name="T14">OpenOffice – Suite of office applications; usable in place of MS Office</text:span></text:p>
                </text:list-item>
                <text:list-item>
                  <text:p text:style-name="P31"><text:span text:style-name="T14">Samba – Provides SMB (Windows-type) file sharing on non-MS OS’s</text:span></text:p>
                </text:list-item>
                <text:list-item>
                  <text:p text:style-name="P31"><text:span text:style-name="T14">Chrome, Firefox – Web browsing</text:span></text:p>
                </text:list-item>
                <text:list-item>
                  <text:p text:style-name="P31"><text:span text:style-name="T14">MySQL, PostgreSQL – database packages</text:span></text:p>
                </text:list-item>
                <text:list-item>
                  <text:p text:style-name="P31"><text:span text:style-name="T14">Network management: Nagios, Munin, Zenoss</text:span></text:p>
                </text:list-item>
                <text:list-item>
                  <text:p text:style-name="P31"><text:span text:style-name="T14">Network security: Wireshark, nmap, Snort</text:span></text:p>
                </text:list-item>
              </text:list>
            </text:list-item>
          </text:list>
          <text:p text:style-name="P31"><text:span text:style-name="T14"/></text:p>
          <text:list text:continue-numbering="true" text:style-name="L11">
            <text:list-item>
              <text:list>
                <text:list-item>
                  <text:p text:style-name="P31"><text:span text:style-name="T22"><text:a xlink:href="http://www.sourceforge.net/" xlink:type="simple">Sourceforge.net</text:a></text:span><text:span text:style-name="T14"> – largest site listing Open Source projects</text:span></text:p>
                  <text:p text:style-name="P31"><text:span text:style-name="T14"/></text:p>
                </text:list-item>
              </text:list>
            </text:list-item>
          </text:list>
          <text:p text:style-name="P31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93cm" svg:height="9.697cm" svg:x="3.285cm" svg:y="1.936cm" draw:page-number="8"/>
          <draw:frame presentation:style-name="pr5" draw:text-style-name="P13" draw:layer="layout" svg:width="15.592cm" svg:height="11.634cm" svg:x="1.954cm" svg:y="12.28cm" presentation:class="notes" presentation:user-transformed="true">
            <draw:text-box>
              <text:p text:style-name="P8"><text:span text:style-name="T13">2016-03-14: updated to Feb 16 netcraft</text:span></text:p>
              <text:p text:style-name="P8"><text:span text:style-name="T13">2015-08-30: updated to Aug 15 netcraft</text:span></text:p>
              <text:p text:style-name="P8"><text:span text:style-name="T13">2015-01-13: updated netscraft link to December 2014 report</text:span></text:p>
              <text:p text:style-name="P8"><text:span text:style-name="T13">2014-08-26: updated netscraft link to detailed article containing active sties graph;removed freecode.</text:span></text:p>
              <text:p text:style-name="P8"><text:span text:style-name="T13">2011-08-30: updated Apache %</text:span></text:p>
              <text:p text:style-name="P8"><text:span text:style-name="T13">2010-09-27: removed nessus</text:span></text:p>
              <text:p text:style-name="P8"><text:span text:style-name="T13">2009-08-24: updated apache%; updated net mgt to include munin/zenoss/hyperic</text:span></text:p>
              <text:p text:style-name="P8"><text:span text:style-name="T13">2008-01-15: update apache %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5" draw:text-style-name="P33" draw:layer="layout" svg:width="21.59cm" svg:height="1.446cm" svg:x="1.693cm" svg:y="0.336cm" presentation:class="title" presentation:user-transformed="true">
          <draw:text-box>
            <text:p text:style-name="P1"><text:span text:style-name="T7">VirtualBox Guest Additions</text:span></text:p>
          </draw:text-box>
        </draw:frame>
        <draw:frame presentation:style-name="pr4" draw:text-style-name="P33" draw:layer="layout" svg:width="24.342cm" svg:height="14.395cm" svg:x="0.635cm" svg:y="2.328cm" presentation:class="outline" presentation:user-transformed="true">
          <draw:text-box>
            <text:list text:style-name="L2">
              <text:list-item>
                <text:p text:style-name="P8"><text:span text:style-name="T7">Extra drivers &amp; software you install into the Guest OS</text:span></text:p>
                <text:p text:style-name="P8"><text:span text:style-name="T7"/></text:p>
              </text:list-item>
              <text:list-item>
                <text:p text:style-name="P8"><text:span text:style-name="T7">Useful compatibility features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7">Shared folders </text:span></text:p>
                  </text:list-item>
                  <text:list-item>
                    <text:p text:style-name="P8"><text:span text:style-name="T7">Shared clipboard Cut &amp; Paste</text:span></text:p>
                  </text:list-item>
                  <text:list-item>
                    <text:p text:style-name="P8"><text:span text:style-name="T7">Optimized graphics driver </text:span></text:p>
                  </text:list-item>
                  <text:list-item>
                    <text:p text:style-name="P8"><text:span text:style-name="T7">Time sync guest from host</text:span></text:p>
                  </text:list-item>
                  <text:list-item>
                    <text:p text:style-name="P8"><text:span text:style-name="T7">Seamless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7">Provides smooth mouse movement in/out of VM if not already present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Documented in VirtualBox User Manual </text:span><text:span text:style-name="T9"><text:a xlink:href="http://www.virtualbox.org/manual/ch04.html" xlink:type="simple">Chapter 4</text:a></text:span></text:p>
              </text:list-item>
              <text:list-item>
                <text:p text:style-name="P8"><text:span text:style-name="T7">Can be tricky to get installed correctly</text:span></text:p>
                <text:p text:style-name="P8"><text:span text:style-name="T7"/></text:p>
              </text:list-item>
              <text:list-item>
                <text:p text:style-name="P8"><text:span text:style-name="T7">Reboot virtual machine to take effec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layer="layout" svg:width="12.982cm" svg:height="9.737cm" svg:x="3.246cm" svg:y="1.905cm" draw:page-number="9"/>
          <draw:frame presentation:style-name="pr16" draw:text-style-name="P34" draw:layer="layout" svg:width="14.393cm" svg:height="11.642cm" svg:x="2.54cm" svg:y="12.488cm" presentation:class="notes" presentation:user-transformed="true">
            <draw:text-box>
              <text:p text:style-name="P8"><text:span text:style-name="T10">VirtualBox addtions CentOS prerequisites:</text:span><text:span text:style-name="T10"><text:line-break/></text:span><text:span text:style-name="T10"> yum install gcc gcc-c++ make automake kernel-devel</text:span></text:p>
              <text:p text:style-name="P8"><text:span text:style-name="T10"/></text:p>
              <text:p text:style-name="P8"><text:span text:style-name="T10">2014-08-27: added note about tricky installs</text:span></text:p>
              <text:p text:style-name="P8"><text:span text:style-name="T10">2010-03-22: switched to VirtualBox</text:span></text:p>
              <text:p text:style-name="P8"><text:span text:style-name="T10">2009-01-20: moved to lecture2 from lecture3; updated VMWare tools link to 6.5 &amp; added HTML.</text:span></text:p>
              <text:p text:style-name="P8"><text:span text:style-name="T10">2008-01-30: updated vmware tools link to ws6</text:span></text:p>
              <text:p text:style-name="P8"><text:span text:style-name="T10">2007-09-10: added time sync note</text:span></text:p>
              <text:p text:style-name="P8"><text:span text:style-name="T10">2006-09-11: removed “Step by step transcript for Ubuntu 5.10 (http://www.vmware.com/community/thread.jspa?messageID=372135&amp;#372135)</text:span></text:p>
              <text:p text:style-name="P8"><text:span text:style-name="T10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Default-background" style:family="presentation">
      <style:graphic-properties draw:stroke="none" draw:fill="solid" draw:fill-color="#000080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5cm" fo:page-height="25.8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2cm"/>
    </style:style>
    <style:style style:name="Mgr3" style:family="graphic" style:parent-style-name="standard">
      <style:graphic-properties draw:stroke="none" draw:fill="none" draw:fill-color="#ff9900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ff9900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 draw:shadow-color="#00000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7cm" fo:padding-bottom="0.127cm" fo:padding-left="0.254cm" fo:padding-right="0.254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9900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ff9900"/>
      <style:paragraph-properties fo:margin-left="0cm" fo:margin-right="0cm" fo:text-align="center" fo:text-indent="0cm" style:writing-mode="lr-tb"/>
    </style:style>
    <style:style style:name="MP9" style:family="paragraph">
      <loext:graphic-properties draw:fill="none" draw:fill-color="#ff9900"/>
      <style:paragraph-properties style:writing-mode="lr-tb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9900"/>
      <style:paragraph-properties fo:margin-left="0cm" fo:margin-right="0cm" fo:text-align="end" fo:text-indent="0cm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language="en" fo:country="US" style:font-size-asian="14pt" style:font-size-complex="14pt"/>
    </style:style>
    <style:style style:name="MT3" style:family="text">
      <style:text-properties fo:color="#ffffff" style:font-name="Arial2" fo:font-size="32pt" fo:language="en" fo:country="US" style:font-size-asian="32pt" style:font-size-complex="32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462cm" svg:height="1.29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62cm" svg:height="1.291cm" svg:x="11.03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62cm" svg:height="1.291cm" svg:x="0cm" svg:y="24.55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62cm" svg:height="1.291cm" svg:x="11.037cm" svg:y="24.558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165cm" svg:height="3.873cm" svg:x="1cm" svg:y="3.566cm"/>
      <draw:page-thumbnail draw:layer="backgroundobjects" svg:width="5.165cm" svg:height="3.873cm" svg:x="1cm" svg:y="10.988cm"/>
      <draw:page-thumbnail draw:layer="backgroundobjects" svg:width="5.165cm" svg:height="3.873cm" svg:x="1cm" svg:y="18.41cm"/>
      <draw:page-thumbnail draw:layer="backgroundobjects" svg:width="5.165cm" svg:height="3.873cm" svg:x="7.166cm" svg:y="3.566cm"/>
      <draw:page-thumbnail draw:layer="backgroundobjects" svg:width="5.165cm" svg:height="3.873cm" svg:x="7.166cm" svg:y="10.988cm"/>
      <draw:page-thumbnail draw:layer="backgroundobjects" svg:width="5.165cm" svg:height="3.873cm" svg:x="7.166cm" svg:y="18.41cm"/>
      <draw:page-thumbnail draw:layer="backgroundobjects" svg:width="5.165cm" svg:height="3.873cm" svg:x="13.332cm" svg:y="3.566cm"/>
      <draw:page-thumbnail draw:layer="backgroundobjects" svg:width="5.165cm" svg:height="3.873cm" svg:x="13.332cm" svg:y="10.988cm"/>
      <draw:page-thumbnail draw:layer="backgroundobjects" svg:width="5.165cm" svg:height="3.873cm" svg:x="13.332cm" svg:y="18.41cm"/>
    </style:handout-master>
    <style:master-page style:name="Default" style:page-layout-name="PM1" draw:style-name="Mdp1">
      <draw:frame presentation:style-name="Default-title" draw:layer="backgroundobjects" svg:width="21.59cm" svg:height="1.446cm" svg:x="1.693cm" svg:y="0.336cm" presentation:class="title" presentation:placeholder="true">
        <draw:text-box/>
      </draw:frame>
      <draw:frame presentation:style-name="Default-outline1" draw:layer="backgroundobjects" svg:width="24.342cm" svg:height="11.049cm" svg:x="0.635cm" svg:y="2.328cm" presentation:class="outline" presentation:placeholder="true">
        <draw:text-box/>
      </draw:frame>
      <draw:frame presentation:style-name="Mpr1" draw:text-style-name="MP6" draw:layer="backgroundobjects" svg:width="5.292cm" svg:height="1.271cm" svg:x="1.905cm" svg:y="17.357cm" presentation:class="date-time">
        <draw:text-box>
          <text:p text:style-name="MP5"><text:span text:style-name="MT2"><presentation:date-time/></text:span><text:span text:style-name="MT2"> </text:span></text:p>
        </draw:text-box>
      </draw:frame>
      <draw:frame presentation:style-name="Mpr1" draw:text-style-name="MP8" draw:layer="backgroundobjects" svg:width="8.044cm" svg:height="1.271cm" svg:x="8.678cm" svg:y="17.357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9" draw:layer="backgroundobjects" svg:width="5.292cm" svg:height="1.277cm" svg:x="19.473cm" svg:y="17.357cm" presentation:class="page-number">
        <draw:text-box>
          <text:p/>
        </draw:text-box>
      </draw:frame>
      <draw:custom-shape draw:style-name="Mgr3" draw:text-style-name="MP11" draw:layer="backgroundobjects" svg:width="5.715cm" svg:height="1.27cm" svg:x="19.05cm" svg:y="17.357cm">
        <text:p text:style-name="MP10"><text:span text:style-name="MT2"><presentation:footer/></text:span><text:span text:style-name="MT2"> </text:span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12" draw:layer="backgroundobjects" svg:width="19.5cm" svg:height="25.85cm" svg:x="0cm" svg:y="0cm">
          <text:p/>
        </draw:rect>
        <draw:frame presentation:style-name="Mpr3" draw:text-style-name="MP13" draw:layer="backgroundobjects" svg:width="8.453cm" svg:height="1.293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3" draw:text-style-name="MP15" draw:layer="backgroundobjects" svg:width="8.453cm" svg:height="1.293cm" svg:x="11.041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Default-title" draw:layer="backgroundobjects" svg:width="12.93cm" svg:height="9.698cm" svg:x="3.285cm" svg:y="1.935cm" presentation:class="page"/>
        <draw:frame presentation:style-name="Default-notes" draw:layer="backgroundobjects" svg:width="15.592cm" svg:height="11.634cm" svg:x="1.954cm" svg:y="12.28cm" presentation:class="notes" presentation:placeholder="true">
          <draw:text-box/>
        </draw:frame>
        <draw:frame presentation:style-name="Mpr4" draw:text-style-name="MP13" draw:layer="backgroundobjects" svg:width="8.453cm" svg:height="1.293cm" svg:x="-0.001cm" svg:y="24.552cm" presentation:class="footer">
          <draw:text-box>
            <text:p text:style-name="MP5"><text:span text:style-name="MT4"><presentation:footer/></text:span></text:p>
          </draw:text-box>
        </draw:frame>
        <draw:frame presentation:style-name="Mpr4" draw:text-style-name="MP15" draw:layer="backgroundobjects" svg:width="8.453cm" svg:height="1.293cm" svg:x="11.041cm" svg:y="24.552cm" presentation:class="page-number">
          <draw:text-box>
            <text:p text:style-name="MP1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91-811 Local Area Networks</dc:title>
    <meta:initial-creator>Dennism</meta:initial-creator>
    <meta:creation-date>2002-08-26T12:35:23</meta:creation-date>
    <dc:creator>Dennis Moul</dc:creator>
    <dc:date>2016-03-15T23:01:45.387000000</dc:date>
    <meta:print-date>2014-01-13T22:47:39.64</meta:print-date>
    <dc:language>en-US</dc:language>
    <meta:editing-cycles>156</meta:editing-cycles>
    <meta:editing-duration>P9DT12H7M7S</meta:editing-duration>
    <meta:printed-by>Dennis Moul</meta:printed-by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